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algorithm</text:p>
          </table:table-cell>
          <table:covered-table-cell table:style-name="ce2"/>
          <table:table-cell office:value-type="string" calcext:value-type="string">
            <text:p>my opin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eet</text:p>
          </table:table-cell>
          <table:table-cell office:value-type="string" calcext:value-type="string">
            <text:p>score</text:p>
          </table:table-cell>
          <table:table-cell table:number-columns-repeated="2" office:value-type="string" calcext:value-type="string">
            <text:p>sentimen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65" calcext:value-type="float">
            <text:p>-0.65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24" calcext:value-type="float">
            <text:p>-0.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EB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PHON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4" calcext:value-type="float">
            <text:p>-0.74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Frequency.all.sort_by &amp;:frequency.first(20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4:00:44.455603270</meta:creation-date>
    <dc:date>2017-03-01T18:16:26.358020153</dc:date>
    <meta:editing-duration>PT20M11S</meta:editing-duration>
    <meta:editing-cycles>2</meta:editing-cycles>
    <meta:generator>LibreOffice/5.1.6.2$Linux_X86_64 LibreOffice_project/10m0$Build-2</meta:generator>
    <meta:document-statistic meta:table-count="1" meta:cell-count="122" meta:object-count="0"/>
  </office:meta>
</office:document-meta>
</file>